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r GRONAT</meta:initial-creator>
    <meta:creation-date>2014-06-06T21:53:17</meta:creation-date>
    <dc:date>2014-06-06T21:56:36</dc:date>
    <dc:creator>Petr GRONAT</dc:creator>
    <meta:editing-duration>P0D</meta:editing-duration>
    <meta:editing-cycles>1</meta:editing-cycles>
    <meta:document-statistic meta:object-count="0"/>
    <meta:generator>LibreOffice/3.5$Linux_X86_64 LibreOffice_project/350m1$Build-2</meta:generator>
  </office:meta>
</office:document-meta>
</file>